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4000002AB41DD71D9F2558FC0.jpg" manifest:media-type="image/jpeg"/>
  <manifest:file-entry manifest:full-path="Pictures/100000000000032F000002A73F017F7246902CE7.jpg" manifest:media-type="image/jpeg"/>
  <manifest:file-entry manifest:full-path="Pictures/10000000000001380000018711BF95FB9BDF3561.jpg" manifest:media-type="image/jpeg"/>
  <manifest:file-entry manifest:full-path="Pictures/10000000000004C9000003494D798C298F33E21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3.516cm, 5.28cm, 2.655cm, 2.511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1.389cm, 2.133cm, 1.392cm, 1.852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.78cm, 0.392cm, 1.173cm, 1.253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59cm" svg:stroke-color="#ff00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7" style:family="graphic" style:parent-style-name="objectwithoutfill">
      <style:graphic-properties svg:stroke-width="0.159cm" svg:stroke-color="#0000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8" style:family="graphic" style:parent-style-name="objectwithoutfill">
      <style:graphic-properties svg:stroke-width="0.159cm" svg:stroke-color="#666666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9" style:family="graphic" style:parent-style-name="objectwithoutfill">
      <style:graphic-properties svg:stroke-width="0.159cm" svg:stroke-color="#66cc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0" style:family="graphic" style:parent-style-name="objectwithoutfill">
      <style:graphic-properties svg:stroke-width="0.159cm" svg:stroke-color="#3399ff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1" style:family="graphic" style:parent-style-name="objectwithoutfill">
      <style:graphic-properties svg:stroke-width="0.159cm" svg:stroke-color="#9933ff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draw:fill-color="#000000" draw:textarea-horizontal-align="justify" draw:textarea-vertical-align="middle" draw:auto-grow-height="false" fo:min-height="0.174cm" fo:min-width="0cm"/>
    </style:style>
    <style:style style:name="gr14" style:family="graphic" style:parent-style-name="standard">
      <style:graphic-properties draw:stroke="none" draw:fill-color="#9933ff" draw:textarea-horizontal-align="justify" draw:textarea-vertical-align="middle" draw:auto-grow-height="false" fo:min-height="0.174cm" fo:min-width="0cm"/>
    </style:style>
    <style:style style:name="gr15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9pt" style:font-size-asian="19pt" style:font-size-complex="19pt"/>
    </style:style>
    <style:style style:name="P3" style:family="paragraph">
      <loext:graphic-properties draw:fill="solid" draw:fill-color="#ffffff"/>
      <style:text-properties fo:font-size="19pt" style:font-size-asian="19pt" style:font-size-complex="1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9933ff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0.199cm" svg:height="6.66cm" svg:x="15.201cm" svg:y="8.4cm">
          <draw:image xlink:href="Pictures/10000000000004C9000003494D798C298F33E215.jpg" xlink:type="simple" xlink:show="embed" xlink:actuate="onLoad">
            <text:p/>
          </draw:image>
        </draw:frame>
        <draw:frame draw:style-name="gr2" draw:text-style-name="P1" draw:layer="layout" svg:width="5.999cm" svg:height="6.599cm" svg:x="15.2cm" svg:y="1.4cm">
          <draw:image xlink:href="Pictures/10000000000002A4000002AB41DD71D9F2558FC0.jpg" xlink:type="simple" xlink:show="embed" xlink:actuate="onLoad">
            <text:p/>
          </draw:image>
        </draw:frame>
        <draw:frame draw:style-name="gr3" draw:text-style-name="P1" draw:layer="layout" svg:width="3.226cm" svg:height="4.043cm" draw:transform="rotate (-3.14159265358979) translate (18.426cm 19.443cm)">
          <draw:image xlink:href="Pictures/10000000000001380000018711BF95FB9BDF3561.jpg" xlink:type="simple" xlink:show="embed" xlink:actuate="onLoad">
            <text:p/>
          </draw:image>
        </draw:frame>
        <draw:frame draw:style-name="gr4" draw:text-style-name="P1" draw:layer="layout" svg:width="7.6cm" svg:height="6.109cm" svg:x="3.8cm" svg:y="1.6cm">
          <draw:image xlink:href="Pictures/100000000000032F000002A73F017F7246902CE7.jpg" xlink:type="simple" xlink:show="embed" xlink:actuate="onLoad">
            <text:p/>
          </draw:image>
        </draw:frame>
        <draw:frame draw:style-name="gr5" draw:text-style-name="P3" draw:layer="layout" svg:width="3.326cm" svg:height="4.721cm" svg:x="16.174cm" svg:y="2.879cm">
          <draw:text-box>
            <text:p text:style-name="P2"><text:span text:style-name="T1">VDD</text:span></text:p>
            <text:p text:style-name="P2"><text:span text:style-name="T1">SDA (D2)</text:span></text:p>
            <text:p text:style-name="P2"><text:span text:style-name="T1">D1</text:span></text:p>
            <text:p text:style-name="P2"><text:span text:style-name="T1">D0</text:span></text:p>
            <text:p text:style-name="P2"><text:span text:style-name="T1">SCL (D3)</text:span></text:p>
            <text:p text:style-name="P2"><text:span text:style-name="T1">GND</text:span></text:p>
          </draw:text-box>
        </draw:frame>
        <draw:frame draw:style-name="gr5" draw:text-style-name="P3" draw:layer="layout" svg:width="2.729cm" svg:height="3.976cm" svg:x="16.174cm" svg:y="9.68cm">
          <draw:text-box>
            <text:p text:style-name="P2"><text:span text:style-name="T1">VDD</text:span></text:p>
            <text:p text:style-name="P2"><text:span text:style-name="T1">RESET</text:span></text:p>
            <text:p text:style-name="P2"><text:span text:style-name="T1">SCL</text:span></text:p>
            <text:p text:style-name="P2"><text:span text:style-name="T1">SDA</text:span></text:p>
            <text:p text:style-name="P2"><text:span text:style-name="T1">GND</text:span></text:p>
          </draw:text-box>
        </draw:frame>
        <draw:frame draw:style-name="gr5" draw:text-style-name="P3" draw:layer="layout" svg:width="2.623cm" svg:height="2.486cm" svg:x="17.775cm" svg:y="16.18cm">
          <draw:text-box>
            <text:p text:style-name="P2"><text:span text:style-name="T1">Drai</text:span><text:span text:style-name="T1">n</text:span></text:p>
            <text:p text:style-name="P2"><text:span text:style-name="T1">Gate</text:span></text:p>
            <text:p text:style-name="P2"><text:span text:style-name="T1">Sour</text:span><text:span text:style-name="T1">ce</text:span></text:p>
          </draw:text-box>
        </draw:frame>
        <draw:frame draw:style-name="gr5" draw:text-style-name="P3" draw:layer="layout" svg:width="1.319cm" svg:height="0.996cm" svg:x="9.274cm" svg:y="3.98cm">
          <draw:text-box>
            <text:p text:style-name="P2"><text:span text:style-name="T1">3V</text:span></text:p>
          </draw:text-box>
        </draw:frame>
        <draw:frame draw:style-name="gr5" draw:text-style-name="P3" draw:layer="layout" svg:width="1.988cm" svg:height="0.996cm" svg:x="3.575cm" svg:y="4.08cm">
          <draw:text-box>
            <text:p text:style-name="P2"><text:span text:style-name="T1">GND</text:span></text:p>
          </draw:text-box>
        </draw:frame>
        <draw:polyline draw:style-name="gr6" draw:text-style-name="P4" draw:layer="layout" svg:width="6.999cm" svg:height="3.573cm" draw:transform="rotate (-1.5707963267949) translate (16.074cm 3.4cm)" svg:viewBox="0 0 7000 3574" draw:points="0,0 0,3574 7000,3574 7000,0">
          <text:p/>
        </draw:polyline>
        <draw:line draw:style-name="gr6" draw:text-style-name="P4" draw:layer="layout" svg:x1="12.5cm" svg:y1="4.5cm" svg:x2="10.6cm" svg:y2="4.5cm">
          <text:p/>
        </draw:line>
        <draw:polyline draw:style-name="gr7" draw:text-style-name="P4" draw:layer="layout" svg:width="11.199cm" svg:height="5.399cm" draw:transform="rotate (-1.5707963267949) translate (17.1cm 7.1cm)" svg:viewBox="0 0 11200 5400" draw:points="0,1026 0,5200 11200,5400 11200,0">
          <text:p/>
        </draw:polyline>
        <draw:polyline draw:style-name="gr7" draw:text-style-name="P4" draw:layer="layout" svg:width="3.599cm" svg:height="7.799cm" draw:transform="rotate (-1.5707963267949) translate (11.8cm 5cm)" svg:viewBox="0 0 3600 7800" draw:points="0,7800 3600,7800 3600,0">
          <text:p/>
        </draw:polyline>
        <draw:line draw:style-name="gr7" draw:text-style-name="P4" draw:layer="layout" svg:x1="11.8cm" svg:y1="17.5cm" svg:x2="13.6cm" svg:y2="17.5cm">
          <text:p/>
        </draw:line>
        <draw:polyline draw:style-name="gr8" draw:text-style-name="P4" draw:layer="layout" svg:width="3.599cm" svg:height="2.399cm" draw:transform="rotate (-1.5707963267949) translate (17.3cm 13cm)" svg:viewBox="0 0 3600 2400" draw:points="0,1300 0,2400 3600,2400 3600,0">
          <text:p/>
        </draw:polyline>
        <draw:polyline draw:style-name="gr9" draw:text-style-name="P4" draw:layer="layout" svg:width="8.199cm" svg:height="2.973cm" draw:transform="rotate (-1.5707963267949) translate (16.074cm 4.2cm)" svg:viewBox="0 0 8200 2974" draw:points="0,0 0,2974 8200,2974 8200,74">
          <text:p/>
        </draw:polyline>
        <draw:polyline draw:style-name="gr10" draw:text-style-name="P4" draw:layer="layout" svg:width="5.399cm" svg:height="2.373cm" draw:transform="rotate (-1.5707963267949) translate (16.074cm 6.4cm)" svg:viewBox="0 0 5400 2374" draw:points="0,0 0,2374 5400,2374 5400,74">
          <text:p/>
        </draw:polyline>
        <draw:polyline draw:style-name="gr11" draw:text-style-name="P4" draw:layer="layout" svg:width="11.799cm" svg:height="1.773cm" draw:transform="rotate (-1.5707963267949) translate (16.074cm 5.7cm)" svg:viewBox="0 0 11800 1774" draw:points="0,0 0,1774 11800,1774">
          <text:p/>
        </draw:polyline>
        <draw:line draw:style-name="gr11" draw:text-style-name="P4" draw:layer="layout" svg:x1="13.6cm" svg:y1="17.5cm" svg:x2="16.3cm" svg:y2="17.5cm">
          <text:p/>
        </draw:line>
        <draw:frame draw:style-name="gr12" draw:text-style-name="P3" draw:layer="layout" svg:width="1.819cm" svg:height="0.996cm" svg:x="12.081cm" svg:y="17.004cm">
          <draw:text-box>
            <text:p text:style-name="P2"><text:span text:style-name="T1">1KΩ</text:span></text:p>
          </draw:text-box>
        </draw:frame>
        <draw:custom-shape draw:style-name="gr13" draw:text-style-name="P5" draw:layer="layout" svg:width="0.6cm" svg:height="0.6cm" svg:x="11.5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6cm" svg:height="0.6cm" svg:x="11.4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6cm" svg:height="0.6cm" svg:x="14.001cm" svg:y="1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21:10:43.549839070</meta:creation-date>
    <dc:date>2017-05-27T21:50:54.448055580</dc:date>
    <meta:editing-duration>PT8M45S</meta:editing-duration>
    <meta:editing-cycles>2</meta:editing-cycles>
    <meta:generator>LibreOffice/5.2.2.2$Linux_X86_64 LibreOffice_project/20m0$Build-2</meta:generator>
    <meta:document-statistic meta:object-count="46"/>
  </office:meta>
</office:document-meta>
</file>